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ntillacasosdeuso" style:family="table">
      <style:table-properties style:width="17cm" fo:margin-top="0cm" fo:margin-bottom="0cm" table:align="margins"/>
    </style:style>
    <style:style style:name="Plantillacasosdeuso.A" style:family="table-column">
      <style:table-column-properties style:column-width="2.646cm" style:rel-column-width="1500*"/>
    </style:style>
    <style:style style:name="Plantillacasosdeuso.B" style:family="table-column">
      <style:table-column-properties style:column-width="14.355cm" style:rel-column-width="8138*"/>
    </style:style>
    <style:style style:name="Plantillacasosdeus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ntillacasosdeuso.B1" style:family="table-cell">
      <style:table-cell-properties fo:padding="0.097cm" fo:border="0.002cm solid #000000"/>
    </style:style>
    <style:style style:name="Plantillacasosdeuso.A2" style:family="table-cell">
      <style:table-cell-properties fo:padding="0.097cm" fo:border-left="0.002cm solid #000000" fo:border-right="none" fo:border-top="none" fo:border-bottom="0.002cm solid #000000"/>
    </style:style>
    <style:style style:name="Plantillacasosdeus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weight="bold" style:font-weight-asian="bold" style:font-weight-complex="bold"/>
    </style:style>
    <style:style style:name="P2" style:family="paragraph" style:parent-style-name="Table_20_Contents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lantillacasosdeuso" table:style-name="Plantillacasosdeuso">
        <table:table-column table:style-name="Plantillacasosdeuso.A"/>
        <table:table-column table:style-name="Plantillacasosdeuso.B"/>
        <table:table-row>
          <table:table-cell table:style-name="Plantillacasosdeuso.A1" office:value-type="string">
            <text:p text:style-name="P1">Nombre:</text:p>
          </table:table-cell>
          <table:table-cell table:style-name="Plantillacasosdeuso.B1" office:value-type="string">
            <text:p text:style-name="P2"><text:s/>Nombre del caso de uso</text:p>
          </table:table-cell>
        </table:table-row>
        <table:table-row>
          <table:table-cell table:style-name="Plantillacasosdeuso.A2" office:value-type="string">
            <text:p text:style-name="P1">Autor:</text:p>
          </table:table-cell>
          <table:table-cell table:style-name="Plantillacasosdeuso.B2" office:value-type="string">
            <text:p text:style-name="P2"><text:s/>Nombre del autor</text:p>
          </table:table-cell>
        </table:table-row>
        <table:table-row>
          <table:table-cell table:style-name="Plantillacasosdeuso.A2" office:value-type="string">
            <text:p text:style-name="P1">Fecha:</text:p>
          </table:table-cell>
          <table:table-cell table:style-name="Plantillacasosdeuso.B2" office:value-type="string">
            <text:p text:style-name="P2"><text:s/>Fecha de creación del caso de uso</text:p>
          </table:table-cell>
        </table:table-row>
        <table:table-row>
          <table:table-cell table:style-name="Plantillacasosdeuso.B2" table:number-columns-spanned="2" office:value-type="string">
            <text:p text:style-name="P1">Descripción:</text:p>
            <text:p text:style-name="P3">Breve descripción del caso de uso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Actores:</text:p>
            <text:p text:style-name="P3">Actores participantes en el caso de uso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recondiciones:</text:p>
            <text:p text:style-name="P3">Condiciones que deben cumplirse para poder ejecutar el caso de uso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Normal:</text:p>
            <text:p text:style-name="P3">Flujo normal (feliz) de ejecución del caso de uso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Alternativo:</text:p>
            <text:p text:style-name="P3">Flujos alternativos de ejecución del caso de uso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oscondiciones:</text:p>
            <text:p text:style-name="P3">Condiciones que deben cumplirse al finalizar la ejecución del caso de uso</text:p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7T12:16:02.65</meta:creation-date>
    <dc:date>2018-05-17T12:26:33.11</dc:date>
    <meta:editing-duration>PT10M30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1" meta:paragraph-count="18" meta:word-count="79" meta:character-count="482"/>
  </office:meta>
</office:document-meta>
</file>